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atedClass.GeneratedClass( ClassName name , Consumer &lt; TypeSpec . Builder &gt;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edClass.generateJava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GeneratedClass.reserveMethodNames( String ... reservedMethodNam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eneratedClass.generateSequencedMethodName( MethodName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eneratedClass.GeneratedClass( @ Nullable GeneratedClass enclosingClass , ClassName name , Consumer &lt; TypeSpec . Builder &gt;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GeneratedClass.assertSameType( Consumer &lt; TypeSpec . Builder &gt;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lass.app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eneratedClass.getOrAdd( String name , Consumer &lt; TypeSpec . Builder &gt;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eneratedClass.getBuilder( Consumer &lt; TypeSpec . Builder &gt;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eneratedClass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edClass.getEnclosing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edClass.get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